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" svg:font-family="Times"/>
    <style:font-face style:name="arial1" svg:font-family="arial, sans-serif"/>
    <style:font-face style:name="monospace" svg:font-family="monospace"/>
    <style:font-face style:name="arial" svg:font-family="arial, sans-serif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arial1" fo:font-size="12pt" fo:letter-spacing="normal" fo:font-style="normal" fo:font-weight="normal"/>
    </style:style>
    <style:style style:name="P4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/>
    </style:style>
    <style:style style:name="P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 style:font-size-asian="13pt" style:font-size-complex="13pt"/>
    </style:style>
    <style:style style:name="P6" style:family="paragraph" style:parent-style-name="Text_20_body">
      <style:paragraph-properties fo:orphans="2" fo:widows="2"/>
    </style:style>
    <style:style style:name="P7" style:family="paragraph" style:parent-style-name="Text_20_body">
      <style:paragraph-properties fo:text-align="center" style:justify-single-word="false"/>
      <style:text-properties fo:language="es" fo:country="ES"/>
    </style:style>
    <style:style style:name="P8" style:family="paragraph" style:parent-style-name="Text_20_body">
      <style:text-properties style:font-name="arial" fo:font-size="12pt" fo:language="es" fo:country="ES" fo:font-weight="normal" style:font-size-asian="12pt" style:font-size-complex="12pt"/>
    </style:style>
    <style:style style:name="P9" style:family="paragraph" style:parent-style-name="Text_20_body"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10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1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1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arial1" fo:font-size="12pt" fo:letter-spacing="normal" fo:language="es" fo:country="ES" fo:font-style="normal" fo:font-weight="normal" style:font-size-asian="13pt" style:font-size-complex="13pt"/>
    </style:style>
    <style:style style:name="P14" style:family="paragraph" style:parent-style-name="Text_20_body">
      <style:paragraph-properties fo:orphans="2" fo:widows="2"/>
      <style:text-properties fo:font-variant="normal" fo:text-transform="none" fo:color="#000000" style:font-name="arial1" fo:font-size="12pt" fo:letter-spacing="normal" fo:language="es" fo:country="ES" fo:font-style="normal" fo:font-weight="normal" style:font-size-asian="13pt" style:font-size-complex="13pt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16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arial1" fo:font-size="12pt" fo:letter-spacing="normal" fo:language="es" fo:country="ES" fo:font-style="normal" fo:font-weight="normal" style:font-size-asian="12pt" style:font-size-complex="12pt"/>
    </style:style>
    <style:style style:name="P17" style:family="paragraph" style:parent-style-name="Text_20_body">
      <style:paragraph-properties fo:orphans="2" fo:widows="2"/>
      <style:text-properties fo:font-variant="normal" fo:text-transform="none" fo:color="#000000" style:font-name="arial1" fo:font-size="12pt" fo:letter-spacing="normal" fo:language="es" fo:country="ES" fo:font-style="normal" fo:font-weight="normal" style:font-size-asian="12pt" style:font-size-complex="12pt"/>
    </style:style>
    <style:style style:name="P18" style:family="paragraph" style:parent-style-name="Text_20_body">
      <style:paragraph-properties fo:orphans="2" fo:widows="2"/>
      <style:text-properties fo:font-variant="normal" fo:text-transform="none" fo:color="#000000" style:font-name="arial1" fo:font-size="12pt" fo:letter-spacing="normal" fo:language="es" fo:country="ES" fo:font-style="normal" fo:font-weight="bold" style:font-weight-asian="bold" style:font-weight-complex="bold"/>
    </style:style>
    <style:style style:name="P19" style:family="paragraph" style:parent-style-name="Text_20_body">
      <style:paragraph-properties fo:text-align="start" style:justify-single-word="false" fo:orphans="2" fo:widows="2"/>
      <style:text-properties fo:font-variant="normal" fo:text-transform="none" fo:color="#000000" style:font-name="arial1" fo:font-size="12pt" fo:letter-spacing="normal" fo:font-style="normal" fo:font-weight="normal"/>
    </style:style>
    <style:style style:name="P20" style:family="paragraph" style:parent-style-name="Text_20_body">
      <style:paragraph-properties fo:orphans="2" fo:widows="2"/>
      <style:text-properties fo:font-variant="normal" fo:text-transform="none" fo:color="#000000" style:font-name="arial" fo:font-size="12pt" fo:letter-spacing="normal" fo:language="es" fo:country="ES" fo:font-style="normal" fo:font-weight="normal" style:font-size-asian="12pt" style:font-size-complex="12pt"/>
    </style:style>
    <style:style style:name="P21" style:family="paragraph" style:parent-style-name="Text_20_body">
      <style:paragraph-properties fo:orphans="2" fo:widows="2"/>
      <style:text-properties style:font-name="arial1" fo:font-size="12pt" fo:language="es" fo:country="ES" style:font-size-asian="13pt" style:font-size-complex="13pt"/>
    </style:style>
    <style:style style:name="P22" style:family="paragraph" style:parent-style-name="Text_20_body" style:list-style-name="L1">
      <style:paragraph-properties fo:margin-left="0.2602in" fo:margin-right="0in" fo:orphans="2" fo:widows="2" fo:text-indent="-0.25in" style:auto-text-indent="false">
        <style:tab-stops>
          <style:tab-stop style:position="-0.0728in"/>
        </style:tab-stops>
      </style:paragraph-properties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23" style:family="paragraph" style:parent-style-name="Text_20_body">
      <style:paragraph-properties fo:orphans="2" fo:widows="2" fo:break-before="page"/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24" style:family="paragraph" style:parent-style-name="Text_20_body">
      <style:paragraph-properties fo:orphans="2" fo:widows="2" fo:padding="0in" fo:border="none"/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P25" style:family="paragraph" style:parent-style-name="Heading_20_1">
      <style:paragraph-properties fo:text-align="center" style:justify-single-word="false"/>
      <style:text-properties fo:language="es" fo:country="ES"/>
    </style:style>
    <style:style style:name="P26" style:family="paragraph" style:parent-style-name="Heading_20_3">
      <style:text-properties style:font-name="arial" fo:font-size="13pt" fo:language="es" fo:country="ES" style:font-size-asian="13pt" style:font-weight-asian="bold" style:font-size-complex="13pt" style:font-weight-complex="bold"/>
    </style:style>
    <style:style style:name="P27" style:family="paragraph" style:parent-style-name="Heading_20_3">
      <style:text-properties style:font-name="arial" fo:font-size="13pt" fo:language="es" fo:country="ES" style:font-size-asian="13pt" style:font-size-complex="13pt"/>
    </style:style>
    <style:style style:name="P28" style:family="paragraph" style:parent-style-name="Heading_20_3">
      <style:text-properties style:font-name="arial" fo:font-size="12pt" fo:language="es" fo:country="ES"/>
    </style:style>
    <style:style style:name="P29" style:family="paragraph" style:parent-style-name="Heading_20_3">
      <style:text-properties style:font-name="arial" fo:font-size="12pt" fo:language="es" fo:country="ES" style:font-size-asian="12pt" style:font-size-complex="12pt"/>
    </style:style>
    <style:style style:name="P30" style:family="paragraph" style:parent-style-name="Heading_20_3" style:list-style-name="">
      <style:text-properties style:font-name="arial" fo:font-size="12pt"/>
    </style:style>
    <style:style style:name="P31" style:family="paragraph" style:parent-style-name="Heading_20_3">
      <style:paragraph-properties fo:text-align="justify" style:justify-single-word="false" fo:orphans="2" fo:widows="2"/>
      <style:text-properties fo:font-variant="normal" fo:text-transform="none" fo:color="#000000" style:font-name="arial" fo:font-size="12pt" fo:letter-spacing="normal" fo:language="es" fo:country="ES" fo:font-style="normal" fo:font-weight="bold" style:font-size-asian="12pt" style:font-size-complex="12pt"/>
    </style:style>
    <style:style style:name="P32" style:family="paragraph" style:parent-style-name="Heading_20_3">
      <style:paragraph-properties fo:text-align="center" style:justify-single-word="false"/>
      <style:text-properties fo:language="es" fo:country="ES"/>
    </style:style>
    <style:style style:name="T1" style:family="text">
      <style:text-properties fo:font-variant="normal" fo:text-transform="none" fo:color="#000000" style:font-name="arial1" fo:font-size="12pt" fo:letter-spacing="normal" fo:language="es" fo:country="ES" fo:font-style="normal" fo:font-weight="normal"/>
    </style:style>
    <style:style style:name="T2" style:family="text">
      <style:text-properties fo:font-variant="normal" fo:text-transform="none" fo:color="#003ea8" style:font-name="arial1" fo:font-size="12pt" fo:letter-spacing="normal" fo:language="es" fo:country="ES" fo:font-style="normal" fo:font-weight="normal"/>
    </style:style>
    <style:style style:name="T3" style:family="text">
      <style:text-properties style:font-name="arial" fo:font-size="13pt"/>
    </style:style>
    <style:style style:name="T4" style:family="text">
      <style:text-properties style:font-name="arial" fo:font-size="13pt" fo:language="es" fo:country="ES"/>
    </style:style>
    <style:style style:name="T5" style:family="text">
      <style:text-properties style:font-name="arial" fo:font-size="13pt" fo:font-weight="bold" style:font-weight-asian="bold" style:font-weight-complex="bold"/>
    </style:style>
    <style:style style:name="T6" style:family="text">
      <style:text-properties style:font-name="arial" fo:font-weight="bold" style:font-size-asian="12pt" style:font-weight-asian="bold" style:font-size-complex="12pt" style:font-weight-complex="bold"/>
    </style:style>
    <style:style style:name="T7" style:family="text">
      <style:text-properties style:font-name="arial" fo:language="es" fo:country="ES"/>
    </style:style>
    <style:style style:name="T8" style:family="text">
      <style:text-properties style:font-name="arial" fo:language="es" fo:country="ES" style:font-size-asian="12pt" style:font-size-complex="12pt"/>
    </style:style>
    <style:style style:name="T9" style:family="text">
      <style:text-properties fo:color="#003ea8" fo:language="es" fo:country="ES"/>
    </style:style>
    <style:style style:name="T10" style:family="text">
      <style:text-properties style:font-size-asian="12pt"/>
    </style:style>
    <style:style style:name="T11" style:family="text">
      <style:text-properties style:font-size-asian="12pt" style:font-size-complex="12pt"/>
    </style:style>
    <style:style style:name="T12" style:family="text">
      <style:text-properties fo:language="es" fo:country="ES"/>
    </style:style>
    <style:style style:name="T13" style:family="text">
      <style:text-properties fo:language="es" fo:country="ES" fo:font-weight="normal"/>
    </style:style>
    <style:style style:name="T14" style:family="text">
      <style:text-properties fo:language="es" fo:country="ES" style:font-size-asian="12pt" style:font-size-complex="12pt"/>
    </style:style>
    <style:style style:name="T15" style:family="text">
      <style:text-properties fo:language="es" fo:country="ES" fo:font-style="italic" style:font-style-asian="italic" style:font-style-complex="italic"/>
    </style:style>
    <style:style style:name="T16" style:family="text">
      <style:text-properties style:font-size-complex="12pt"/>
    </style:style>
    <style:style style:name="T17" style:family="text">
      <style:text-properties style:font-size-asian="13pt"/>
    </style:style>
    <style:style style:name="T18" style:family="text">
      <style:text-properties style:font-weight-asian="bold"/>
    </style:style>
    <style:style style:name="T19" style:family="text">
      <style:text-properties style:font-size-complex="13pt"/>
    </style:style>
    <style:style style:name="T20" style:family="text">
      <style:text-properties style:font-weight-complex="bold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Guía de traducciones del manual <text:line-break/>de PHP.net al Castellano<text:line-break/>FASE 1</text:h>
      <text:p text:style-name="P7"/>
      <text:h text:style-name="P26" text:outline-level="3">Requerimientos.</text:h>
      <text:p text:style-name="P8">- Dominio del Inglés y el Castellano (Español de España).<text:line-break/>- Conocimientos de PHP.<text:line-break/>- Conocimientos básicos del funcionamiento de SVN (Subversion).</text:p>
      <text:h text:style-name="P27" text:outline-level="3">FASE 1</text:h>
      <text:p text:style-name="P4"><text:span text:style-name="T12">Para poder demostrar tu interés y tus habilidades de traducción hay que empezar guardando los ficheros que traduzcas como usuario anónimo. Esta es la web donde debes logarte: </text:span><text:a xlink:type="simple" xlink:href="https://edit.php.net/">https://edit.php.net/</text:a><text:span text:style-name="T12">. La participación en las traducciones puede ser esporádica o de forma continuada, por favor se honesto y haz saber de que forma quieres colaborar, no hay ninguna obligación, todo depende de ti y hasta donde quieras llegar.</text:span></text:p>
      <text:p text:style-name="P4"><text:span text:style-name="T12">Guía de uso del editor: </text:span><text:a xlink:type="simple" xlink:href="http://wiki.php.net/doc/editor">http://wiki.php.net/doc/editor</text:a><text:span text:style-name="T12"><text:line-break/><text:line-break/>Se recomienda el uso de Mozilla Firefox o Google Chorme. Para mantener el mismo número de usuario anónimo se debe usar el mismo equipo y navegador y tener las </text:span><text:span text:style-name="T15">cookies</text:span><text:span text:style-name="T12"> activadas.</text:span></text:p>
      <text:h text:style-name="P30" text:outline-level="3"><text:span text:style-name="T14">¿Que ficheros puedo empezar traducir?</text:span></text:h>
      <text:p text:style-name="P4"><text:span text:style-name="T12">Los que no están traducidos todavía: <text:s/>Menú izquierdo → <text:s/>Ficheros a traducir.</text:span></text:p>
      <text:p text:style-name="P4"><text:span text:style-name="T12"/></text:p>
      <text:p text:style-name="P4"><text:span text:style-name="T12">Los usuarios oficiales suelen indicar en que directorio están trabajando. Para comprobar que nadie está trabajando en el directorio que vas a traducir ves a:<text:line-break/>Menú izquierdo → Todos los ficheros → Repositorio → es → translation.xml <text:line-break/>Y comprueba la sección: <text:s/>&lt;work-in-progress&gt;&lt;/work-in-progress&gt;</text:span></text:p>
      <text:h text:style-name="P28" text:outline-level="3">Ya se que ficheros quiero traducir. ¿Y ahora qué?<text:line-break/><text:span text:style-name="T11">Traduce y guarda tus cambios al repositorio como usuario anónimo</text:span></text:h>
      <text:p text:style-name="P10">Para traducir un nuevo fichero hay que usar como base el original en Inglés, es decir, al abrir el fichero sin traducir se abrirán dos ventanas: a la izquierda se abrirá el fichero original el cual debes realizar la traducción encima y a la derecha aparecerá una traducción automática realizada por el API de Google. <text:line-break/><text:line-break/><text:soft-page-break/>Para desactivar la traducción automática: Menú izquierdo → Configuración → “Módulo ficheros a traducir” → Interfaz de usuario → Desactivar casilla “Mostrar el panel de traducción de Google”</text:p>
      <text:p text:style-name="P10">Asegúrate que la primera línea contenga: &lt;?xml version="1.0" encoding="utf-8"?&gt; </text:p>
      <text:p text:style-name="P10">Recuerda es muy importante mantener la estructura en Inglés como base, tal y como está. Una vez hayas traducido todo el fichero, recomiendo leerlo y repasarlo otra vez para asegurarse que todo tenga sentido no te hayas dejado nada y no hayan traducciones literales.</text:p>
      <text:p text:style-name="P10">Al guardar el fichero mostrará los errores de estructura, si hay alguno, asegúrate no haber cometido ningún error y si no entiendes que significa el error, pregunta en la lista de correo.</text:p>
      <text:h text:style-name="P31" text:outline-level="3">La etiqueta Revcheck</text:h>
      <text:p text:style-name="P13">La etiqueta Revcheck debe añadirse en todos los ficheros que se traducen. Es muy importante ya que te ayudará a identificar el número de versión que tradujiste cuando tengas que hacer una actualización al fichero. El editor online incluso tiene un botón para añadir dicha etiqueta. Etiquetar -&gt; Etiqueta Revcheck.</text:p>
      <text:p text:style-name="P14">Esta acción añadirá una línea como esta:</text:p>
      <text:p text:style-name="P14">&lt;!-- EN-Revision: xxx Maintainer: anonymous Status: ready --&gt;</text:p>
      <text:p text:style-name="P14">Cambia xxx por el número de revisión de la versión en Inglés que estás traduciendo. </text:p>
      <text:p text:style-name="P14">Por ejemplo: 297028</text:p>
      <text:p text:style-name="P14">Cambia anonymous por el que sería tu futuro nombre de usuario para tu cuenta SVN</text:p>
      <text:p text:style-name="P21">Por ejemplo: tunombre.</text:p>
      <text:p text:style-name="P21"><text:span text:style-name="T3"><text:line-break/></text:span><text:span text:style-name="T6">¿Que parte del documento debe dejarse com su versión original?</text:span></text:p>
      <text:p text:style-name="P15">1. La descripción del prototipo de función:</text:p>
      <text:p text:style-name="P15">Que siempre está dentro de estas etiquetas: &lt;methodsynopsis&gt; &lt;/methodsynopsis&gt;</text:p>
      <text:p text:style-name="P15">2. Parámetros, clases, literales, en definiva cualquier texto que esté entre dos etiquetas.</text:p>
      <text:p text:style-name="P15">&lt;parameter&gt;param&lt;/parameter&gt;, &lt;classname&gt;class&lt;/classname&gt;.</text:p>
      <text:p text:style-name="P15">3. En los ejemplos solo hay que traducir los comentarios // y cadenas que no esten siendo manipuladas. No hay que traducir nombres de variables, nombres de funciones etc.</text:p>
      <text:p text:style-name="P15">4. Cuando se habla específicamente de tipos: Array, String, Bool, Float. Hay que mantenerlo como está.</text:p>
      <text:list xml:id="list388832233" text:style-name="L1">
        <text:list-item>
          <text:p text:style-name="P22">No traducir o copiar el fichero entities.functions.xml.</text:p>
        </text:list-item>
      </text:list>
      <text:h text:style-name="P29" text:outline-level="3"><text:soft-page-break/>Dudas en la traducción</text:h>
      <text:p text:style-name="P5"><text:span text:style-name="T14">Durante la traducción te aparecerán dudas o comentarios, tenemos un mini-diccionario que te puede servir de ayuda: </text:span><text:a xlink:type="simple" xlink:href="http://svn.php.net/repository/phpdoc/es/trunk/diccionario.txt"><text:span text:style-name="T8">http://svn.php.net/repository/phpdoc/es/trunk/diccionario.txt</text:span></text:a></text:p>
      <text:p text:style-name="P20">y si no puedes enviar un E-Mail a la lista de correo, siempre habrá alguien dispuesto a ayudarte.</text:p>
      <text:h text:style-name="P27" text:outline-level="3">Implicación en los ficheros que traduzcas</text:h>
      <text:p text:style-name="P16">Básicamente eres responsable de mantener al día todos los ficheros que traduzcas. El equipo de PHP continuamente está mejorando y actualizando el manual así que los ficheros que traduzcas hoy, estarán desfasados a medio plazo. El editor online tiene todas las herramientas para poder comparar revisiones y ver que ha cambiado, así como un sistema donde pueden verse los ficheros que han quedado obsoletos. Si quieres puedes ayudar a otras personas a realizar esta tarea. Mantener los ficheros al día es nuestro cometido principal.</text:p>
      <text:h text:style-name="P29" text:outline-level="3">Como llegar a FASE 2</text:h>
      <text:p text:style-name="P12">Por favor traduce un apartado o función y guárdalo en el repositorio como usuario anónimo. Cuando ya hayas enviado tu trabajo al repositorio, contacta con Yago por E-Mail para indicar lo que hayas traducido para que pueda revisarlo. </text:p>
      <text:p text:style-name="P12">Te enviará las correcciones necesarias de tus documentos. Este proceso se repetirá hasta que los documentos sean correctos y estén preparados para ser enviados al repositorio oficial.</text:p>
      <text:p text:style-name="P12"><text:s/>Para entonces tendrás que decidir y comunicar si quieres continuar colaborando de forma constante y formar parte de los traductores oficiales o si solo quieres participar con la traducción enviada. Cualquiera de las dos formas es válida. </text:p>
      <text:p text:style-name="P12"/>
      <text:p text:style-name="P12">¡Muchas gracias por tu ayuda, cualquier aportación el válida!</text:p>
      <text:p text:style-name="P23"/>
      <text:h text:style-name="P32" text:outline-level="3">ANEXO</text:h>
      <text:p text:style-name="P11">El editor online es la forma oficial de traducir y enviar los ficheros pero no es la única forma, también puede usarse un cliente de Subversion. <text:s/>También es necesario usar Subversion si quieres 'compilar' de forma local los ficheros traducidos. Es conveniente probar de compilar la traducción por cada <text:span text:style-name="T21">commit</text:span> que se realice para asegurarse de que todo irá bien antes de ser publicado de forma online en la web de php.net. Adjunto también información de como hacerlo.</text:p>
      <text:p text:style-name="P9"/>
      <text:h text:style-name="P29" text:outline-level="3">Comandos de SVN </text:h>
      <text:p text:style-name="P10">Básicamente necesitas cuatro comandos:</text:p>
      <text:p text:style-name="P10">svn checkout. Descarga todo el contenido de una URL.</text:p>
      <text:p text:style-name="P10">svn update. Descarga los últimos ficheros que han cambiado en el repositorio.</text:p>
      <text:p text:style-name="P10">svn add. Añade un determinado fichero o directorio en el repo.</text:p>
      <text:p text:style-name="P10">svn commit. Envía el fichero directo al repositorio.</text:p>
      <text:p text:style-name="P15"/>
      <text:h text:style-name="P29" text:outline-level="3">Como 'compilar' la traducción en Linux</text:h>
      <text:p text:style-name="P15">mkdir www; cd /www/;</text:p>
      <text:p text:style-name="P3"><text:span text:style-name="T12">svn checkout </text:span><text:a xlink:type="simple" xlink:href="http://svn.php.net/repository/phpdoc/es/trunk/">http://svn.php.net/repository/phpdoc/es/trunk/</text:a><text:span text:style-name="T12"> es</text:span></text:p>
      <text:p text:style-name="P3"><text:span text:style-name="T12">svn checkout </text:span><text:a xlink:type="simple" xlink:href="http://svn.php.net/repository/phpdoc/en/trunk/">http://svn.php.net/repository/phpdoc/en/trunk/</text:a><text:span text:style-name="T12"> en</text:span></text:p>
      <text:p text:style-name="P3"><text:span text:style-name="T12">svn checkout </text:span><text:a xlink:type="simple" xlink:href="http://svn.php.net/repository/phpdoc/doc-base/trunk/">http://svn.php.net/repository/phpdoc/doc-base/trunk/</text:a><text:span text:style-name="T12"> doc-base</text:span></text:p>
      <text:p text:style-name="P15">cd doc-base</text:p>
      <text:p text:style-name="P15">su -c 'php configure.php with-lang=es'</text:p>
      <text:p text:style-name="P16">Si aparece el siguiente mensaje: All good. Saving .manual.xml... done. Significa que todo ha ido bien, si aparece un error por favor trata de solucionar el problema y si no lo consigues envía un E-mail a la lista de correo para que lo podamos solucionar o si no la traducción no compilará. </text:p>
      <text:p text:style-name="P15"/>
      <text:p text:style-name="P18">Software recomendado para Linux</text:p>
      <text:p text:style-name="P15">Editor de código..: kate (kde gui), gedit (gnome gui)</text:p>
      <text:p text:style-name="P24">Cliente SVN.........: svn (consola), rapidSVN (gui)</text:p>
      <text:p text:style-name="P10">Comparador........: meld (gui)</text:p>
      <text:h text:style-name="P29" text:outline-level="3"><text:soft-page-break/>Como 'compilar' la traducción en Windows</text:h>
      <text:p text:style-name="P17">Suponiendo que tengas instalado TortoiseSVN normalmente y PHP 5.x en c:\php\ </text:p>
      <text:p text:style-name="P17">1. Abre el Explorador de Windows. </text:p>
      <text:p text:style-name="P17">2. Crea la carpeta c:\doc\ </text:p>
      <text:p text:style-name="P17">3. Dentro de c:\doc\, haz clic derecho SVN Checkout. </text:p>
      <text:p text:style-name="P17"><text:s text:c="4"/>- URL of repository: http://svn.php.net/repository/phpdoc/es/trunk/ </text:p>
      <text:p text:style-name="P17"><text:s text:c="4"/>- Checkout directory: C:\doc\es\ </text:p>
      <text:p text:style-name="P17">4. Otra vez dentro de c:\doc\, clic derecho, SVN Checkout. </text:p>
      <text:p text:style-name="P17"><text:s text:c="4"/>- URL of repository: http://svn.php.net/repository/phpdoc/en/trunk/ </text:p>
      <text:p text:style-name="P17"><text:s text:c="4"/>- Checkout directory: C:\doc\en\ </text:p>
      <text:p text:style-name="P17">5. Otra vez dentro de c:\doc\, clic derecho, SVN Checkout. </text:p>
      <text:p text:style-name="P17"><text:s text:c="4"/>- URL of repository: http://svn.php.net/repository/phpdoc/doc-base/trunk/ </text:p>
      <text:p text:style-name="P17"><text:s text:c="4"/>- Checkout directory: C:\doc\doc-base\ </text:p>
      <text:p text:style-name="P17"/>
      <text:p text:style-name="P17">6. Desde la consola ejecuta: </text:p>
      <text:p text:style-name="P17">c:\php\php c:\doc\doc-base\configure.php --with-php=c:\php\php.exe –with-lang=es</text:p>
      <text:p text:style-name="P16">Si aparece el siguiente mensaje: All good. Saving .manual.xml... done. Significa que todo ha ido bien, si aparece un error por favor trata de solucionar el problema y si no lo consigues envia un E-mail a la lista de correo para que lo podamos solucionar o si no la traducción no compilará. </text:p>
      <text:h text:style-name="P29" text:outline-level="3">Software recomendado para Windows XP/Vista/7</text:h>
      <text:p text:style-name="P6"><text:span text:style-name="T1">Cliente SVN........: TortoiseSVN </text:span><text:a xlink:type="simple" xlink:href="http://tortoisesvn.net/downloads" office:target-frame-name="_blank" xlink:show="new"><text:span text:style-name="T2">http://tortoisesvn.net/downloads</text:span></text:a></text:p>
      <text:p text:style-name="P6"><text:span text:style-name="T1">Editor de Código.: Notepad++ </text:span><text:a xlink:type="simple" xlink:href="http://sourceforge.net/projects/notepad-plus/files/" office:target-frame-name="_blank" xlink:show="new"><text:span text:style-name="T2">http://sourceforge.net/projects/notepad-plus/files/</text:span></text:a></text:p>
      <text:p text:style-name="P4"><text:span text:style-name="T12">Comparador........: WinMerge </text:span><text:a xlink:type="simple" xlink:href="http://winmerge.org/"><text:span text:style-name="T9">http://winmerge.org/</text:span></text:a></text:p>
      <text:h text:style-name="P29" text:outline-level="3">Recomendaciones para Notepad++</text:h>
      <text:p text:style-name="P16">Si quieres utilizar Notepad++ como editor de los ficheros .xml, debes usar 'soft tabs' :</text:p>
      <text:p text:style-name="P16">Settings - &gt; Preferences... -&gt; Language Menu / Tab Settings -&gt; [x] Replace by space</text:p>
      <text:p text:style-name="P16">Y los ficheros deben ser siempre UTF-8 without BOM, formato Unix:</text:p>
      <text:p text:style-name="P16">New Document -&gt; Default Directory -&gt; [x] UTF-8 <text:s/>without BOM [x] Format Unix</text:p>
      <text:h text:style-name="P29" text:outline-level="3"><text:soft-page-break/>Como convertir fichero de ANSI a UTF-8 without BOM en Windows.</text:h>
      <text:p text:style-name="P12">Por defecto, los ficheros en Inglés están en formato ANSI, pero como en castellano hay que usar caracteres especiales como tildes, hay que transformar el fichero de ANSI a Encode UTF-8 without BOM. Para hacer este cambio en Windows: desde Notepad++, cortar el contenido del documento al portapapeles y luego: Menu, Format: Encode UTF-8 without BOM y pegar el contenido del porta papeles. </text:p>
      <text:p text:style-name="P12"/>
      <text:p text:style-name="P12">Si crees que se debe cambiar o añadir algo a esta guía enviame un E-Mail y la actualizar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" svg:font-family="Times"/>
    <style:font-face style:name="arial1" svg:font-family="arial, sans-serif"/>
    <style:font-face style:name="monospace" svg:font-family="monospace"/>
    <style:font-face style:name="arial" svg:font-family="arial, sans-serif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Yago Ferrer v.11/16/2010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2T00:21:53</meta:creation-date>
    <dc:date>2010-11-16T09:22:05</dc:date>
    <meta:editing-duration>PT07H25M50S</meta:editing-duration>
    <meta:editing-cycles>111</meta:editing-cycles>
    <meta:generator>OpenOffice.org/3.2$Unix OpenOffice.org_project/320m18$Build-9502</meta:generator>
    <meta:document-statistic meta:table-count="0" meta:image-count="0" meta:object-count="0" meta:page-count="6" meta:paragraph-count="90" meta:word-count="1378" meta:character-count="9106"/>
  </office:meta>
</office:document-meta>
</file>